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bf1" officeooo:paragraph-rsid="0011bbf1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1bbf1" officeooo:paragraph-rsid="0011bbf1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f300" officeooo:paragraph-rsid="0013f300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8f40" officeooo:paragraph-rsid="001a7c75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3861" officeooo:paragraph-rsid="00233861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5c4bb" officeooo:paragraph-rsid="002ccd22" fo:background-color="transparent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7aa5" officeooo:paragraph-rsid="00317aa5" fo:background-color="transparent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7aa5" officeooo:paragraph-rsid="0033997d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7aa5" officeooo:paragraph-rsid="00377879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7aa5" officeooo:paragraph-rsid="003e3643" fo:background-color="transparent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7aa5" officeooo:paragraph-rsid="0041f442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1bbf1" officeooo:paragraph-rsid="0011bbf1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506c4" officeooo:paragraph-rsid="001506c4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9106" officeooo:paragraph-rsid="001a7c75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9f99" officeooo:paragraph-rsid="001e9f99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3861" officeooo:paragraph-rsid="00233861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Monospace" fo:font-size="10pt" fo:letter-spacing="normal" fo:font-style="italic" fo:font-weight="normal" officeooo:rsid="00233861" officeooo:paragraph-rsid="00233861" fo:background-color="#ffffff" style:font-size-asian="10pt" style:font-style-asian="italic" style:font-size-complex="12pt"/>
    </style:style>
    <style:style style:name="P18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33861" officeooo:paragraph-rsid="00233861" fo:background-color="#ffffff" style:font-size-asian="10pt" style:font-size-complex="12pt"/>
    </style:style>
    <style:style style:name="P19" style:family="paragraph" style:parent-style-name="Standard">
      <style:text-properties fo:font-variant="normal" fo:text-transform="none" fo:color="#a0a0a0" style:font-name="Liberation Serif" fo:font-size="10pt" fo:letter-spacing="normal" fo:font-style="italic" fo:font-weight="normal" officeooo:rsid="00233861" officeooo:paragraph-rsid="00233861" fo:background-color="#000000" style:font-size-asian="10pt" style:font-style-asian="italic" style:font-size-complex="12pt"/>
    </style:style>
    <style:style style:name="P20" style:family="paragraph" style:parent-style-name="Standard">
      <style:text-properties fo:font-variant="normal" fo:text-transform="none" fo:color="#a0a0a0" style:font-name="Monospace" fo:font-size="10pt" fo:letter-spacing="normal" fo:font-style="italic" fo:font-weight="normal" officeooo:rsid="00233861" officeooo:paragraph-rsid="00233861" fo:background-color="#ffffff" style:font-size-asian="10pt" style:font-style-asian="italic" style:font-size-complex="12pt"/>
    </style:style>
    <style:style style:name="P21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35c4bb" officeooo:paragraph-rsid="002ccd22" fo:background-color="transparent" style:font-size-asian="10.5pt" style:font-size-complex="12pt"/>
    </style:style>
    <style:style style:name="P22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35c4bb" officeooo:paragraph-rsid="002ccd22" fo:background-color="transparent"/>
    </style:style>
    <style:style style:name="P23" style:family="paragraph" style:parent-style-name="Standard">
      <style:text-properties fo:color="#000000" officeooo:rsid="0035c4bb" officeooo:paragraph-rsid="002ccd22" fo:background-color="transparent"/>
    </style:style>
    <style:style style:name="P24" style:family="paragraph" style:parent-style-name="Standard">
      <style:text-properties fo:color="#000000" officeooo:rsid="002ccd22" officeooo:paragraph-rsid="002ccd22" fo:background-color="transparent"/>
    </style:style>
    <style:style style:name="P25" style:family="paragraph" style:parent-style-name="Standard">
      <style:text-properties fo:color="#000000" officeooo:paragraph-rsid="002e6ed3"/>
    </style:style>
    <style:style style:name="P26" style:family="paragraph" style:parent-style-name="Standard">
      <style:text-properties officeooo:paragraph-rsid="00317aa5"/>
    </style:style>
    <style:style style:name="P27" style:family="paragraph" style:parent-style-name="Standard">
      <style:text-properties officeooo:paragraph-rsid="003b2d3b"/>
    </style:style>
    <style:style style:name="P28" style:family="paragraph" style:parent-style-name="Standard">
      <style:text-properties officeooo:paragraph-rsid="003e3643"/>
    </style:style>
    <style:style style:name="P29" style:family="paragraph" style:parent-style-name="Standard">
      <style:text-properties officeooo:paragraph-rsid="0041f442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background-color="#ffffff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ffffff" style:font-size-asian="10p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317aa5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33997d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35983b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377879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3972d3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3ca80b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e3643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41f44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2765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T13" style:family="text">
      <style:text-properties fo:font-variant="normal" fo:text-transform="none" fo:color="#3d464d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officeooo:rsid="0015a766"/>
    </style:style>
    <style:style style:name="T15" style:family="text">
      <style:text-properties officeooo:rsid="0019cb17"/>
    </style:style>
    <style:style style:name="T16" style:family="text">
      <style:text-properties fo:color="#cc6c1d" style:font-name="Liberation Serif" fo:background-color="transparent" loext:char-shading-value="0"/>
    </style:style>
    <style:style style:name="T17" style:family="text">
      <style:text-properties style:font-name="Liberation Serif" fo:background-color="transparent" loext:char-shading-value="0"/>
    </style:style>
    <style:style style:name="T18" style:family="text">
      <style:text-properties style:font-name="Liberation Serif" officeooo:rsid="0019cb17" fo:background-color="transparent" loext:char-shading-value="0"/>
    </style:style>
    <style:style style:name="T19" style:family="text">
      <style:text-properties style:font-name="Liberation Serif" officeooo:rsid="001a7c75" fo:background-color="transparent" loext:char-shading-value="0"/>
    </style:style>
    <style:style style:name="T20" style:family="text">
      <style:text-properties style:font-name="Liberation Serif" officeooo:rsid="001c0e0f" fo:background-color="transparent" loext:char-shading-value="0"/>
    </style:style>
    <style:style style:name="T21" style:family="text">
      <style:text-properties style:font-name="Liberation Serif" officeooo:rsid="00208f40" fo:background-color="transparent" loext:char-shading-value="0"/>
    </style:style>
    <style:style style:name="T22" style:family="text">
      <style:text-properties style:font-name="Liberation Serif" officeooo:rsid="00233861" fo:background-color="transparent" loext:char-shading-value="0"/>
    </style:style>
    <style:style style:name="T23" style:family="text">
      <style:text-properties style:font-name="Liberation Serif" style:font-style-asian="normal" style:font-style-complex="normal"/>
    </style:style>
    <style:style style:name="T24" style:family="text">
      <style:text-properties style:font-name="Liberation Serif" fo:font-style="normal" style:font-style-asian="normal" style:font-style-complex="normal" loext:padding="0cm" loext:border="none"/>
    </style:style>
    <style:style style:name="T25" style:family="text">
      <style:text-properties style:font-name="Liberation Serif" fo:font-style="normal" officeooo:rsid="0033997d" style:font-style-asian="normal" style:font-style-complex="normal" loext:padding="0cm" loext:border="none"/>
    </style:style>
    <style:style style:name="T26" style:family="text">
      <style:text-properties style:font-name="Liberation Serif" fo:font-style="normal" officeooo:rsid="0041f442" style:font-style-asian="normal" style:font-weight-asian="normal" style:font-style-complex="normal" style:font-weight-complex="normal" loext:padding="0cm" loext:border="none"/>
    </style:style>
    <style:style style:name="T27" style:family="text">
      <style:text-properties fo:color="#ff8000" style:font-name="Liberation Serif" officeooo:rsid="0019cb17" fo:background-color="transparent" loext:char-shading-value="0"/>
    </style:style>
    <style:style style:name="T28" style:family="text">
      <style:text-properties fo:color="#ff8000" style:font-name="Liberation Serif" officeooo:rsid="001a7c75" fo:background-color="transparent" loext:char-shading-value="0"/>
    </style:style>
    <style:style style:name="T29" style:family="text">
      <style:text-properties fo:color="#ff8000" style:font-name="Liberation Serif" officeooo:rsid="001c0e0f" fo:background-color="transparent" loext:char-shading-value="0"/>
    </style:style>
    <style:style style:name="T30" style:family="text">
      <style:text-properties fo:color="#ff8000" style:font-name="Liberation Serif" officeooo:rsid="00208f40" fo:background-color="transparent" loext:char-shading-value="0"/>
    </style:style>
    <style:style style:name="T31" style:family="text">
      <style:text-properties fo:color="#ff8000" style:font-name="Monospace" fo:font-size="10pt" style:font-size-asian="10pt"/>
    </style:style>
    <style:style style:name="T32" style:family="text">
      <style:text-properties fo:color="#2a6099" style:font-name="Liberation Serif" officeooo:rsid="001a7c75" fo:background-color="transparent" loext:char-shading-value="0"/>
    </style:style>
    <style:style style:name="T33" style:family="text">
      <style:text-properties fo:color="#2a6099" style:font-name="Liberation Serif" fo:font-weight="bold" officeooo:rsid="001a7c75" fo:background-color="transparent" loext:char-shading-value="0" style:font-weight-asian="bold" style:font-weight-complex="bold"/>
    </style:style>
    <style:style style:name="T34" style:family="text">
      <style:text-properties fo:color="#0504bf" style:font-name="Liberation Serif" officeooo:rsid="001a7c75" fo:background-color="transparent" loext:char-shading-value="0" style:font-weight-asian="normal" style:font-weight-complex="normal"/>
    </style:style>
    <style:style style:name="T35" style:family="text">
      <style:text-properties fo:color="#0504bf" style:font-name="Monospace" fo:font-size="10pt" style:font-size-asian="10pt"/>
    </style:style>
    <style:style style:name="T36" style:family="text">
      <style:text-properties officeooo:rsid="0021e97f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fo:font-style="italic" style:font-size-asian="10pt" style:font-style-asian="italic"/>
    </style:style>
    <style:style style:name="T39" style:family="text">
      <style:text-properties fo:color="#355269" style:font-name="Monospace" fo:font-size="10pt" style:font-size-asian="10pt"/>
    </style:style>
    <style:style style:name="T40" style:family="text">
      <style:text-properties fo:color="#00a933" style:font-name="Monospace" fo:font-size="10pt" style:font-size-asian="10pt"/>
    </style:style>
    <style:style style:name="T41" style:family="text">
      <style:text-properties fo:color="#00a933" style:font-name="Monospace" fo:font-size="10pt" fo:font-style="italic" style:font-size-asian="10pt" style:font-style-asian="italic"/>
    </style:style>
    <style:style style:name="T42" style:family="text">
      <style:text-properties officeooo:rsid="00299098"/>
    </style:style>
    <style:style style:name="T43" style:family="text">
      <style:text-properties fo:color="#808080" officeooo:rsid="00299098"/>
    </style:style>
    <style:style style:name="T44" style:family="text">
      <style:text-properties officeooo:rsid="002ccd22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officeooo:rsid="0035c4bb" fo:background-color="transparent" loext:char-shading-value="0"/>
    </style:style>
    <style:style style:name="T47" style:family="text">
      <style:text-properties officeooo:rsid="002e6ed3" fo:background-color="transparent" loext:char-shading-value="0"/>
    </style:style>
    <style:style style:name="T48" style:family="text">
      <style:text-properties fo:font-style="normal" style:font-style-asian="normal" style:font-style-complex="normal" loext:padding="0cm" loext:border="none"/>
    </style:style>
    <style:style style:name="T49" style:family="text">
      <style:text-properties fo:font-style="normal" officeooo:rsid="00377879" style:font-style-asian="normal" style:font-style-complex="normal" loext:padding="0cm" loext:border="none"/>
    </style:style>
    <style:style style:name="T50" style:family="text">
      <style:text-properties fo:font-style="normal" officeooo:rsid="003e3643" style:font-style-asian="normal" style:font-style-complex="normal" loext:padding="0cm" loext:border="none"/>
    </style:style>
    <style:style style:name="T51" style:family="text">
      <style:text-properties fo:font-style="normal" officeooo:rsid="0041f442" style:font-style-asian="normal" style:font-style-complex="normal" loext:padding="0cm" loext:border="none"/>
    </style:style>
    <style:style style:name="T52" style:family="text">
      <style:text-properties fo:color="#000000" style:font-name="Liberation Serif" fo:font-size="12pt" fo:font-style="normal" style:font-size-asian="12pt" style:font-style-asian="normal" style:font-size-complex="12pt" style:font-style-complex="normal" loext:padding="0cm" loext:border="none"/>
    </style:style>
    <style:style style:name="T53" style:family="text">
      <style:text-properties fo:color="#000000" style:font-name="Liberation Serif" fo:font-size="12pt" fo:font-style="normal" fo:font-weight="normal" officeooo:rsid="003e364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4" style:family="text">
      <style:text-properties fo:color="#000000" style:font-name="Liberation Serif" fo:font-size="12pt" fo:font-style="italic" fo:font-weight="normal" officeooo:rsid="003e3643" fo:background-color="transparent" loext:char-shading-value="0" style:font-size-asian="12pt" style:font-style-asian="italic" style:font-weight-asian="normal" style:font-size-complex="12pt" style:font-style-complex="normal" style:font-weight-complex="normal" loext:padding="0cm" loext:border="none"/>
    </style:style>
    <style:style style:name="T55" style:family="text">
      <style:text-properties fo:color="#000000" style:font-name="Liberation Serif" fo:font-size="12pt" fo:font-style="italic" fo:font-weight="normal" fo:background-color="transparent" loext:char-shading-value="0" style:font-size-asian="12pt" style:font-style-asian="italic" style:font-weight-asian="normal" style:font-size-complex="12pt" style:font-weight-complex="normal"/>
    </style:style>
    <style:style style:name="T56" style:family="text">
      <style:text-properties fo:color="#000000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erif" fo:font-size="12pt" fo:font-weight="normal" officeooo:rsid="003e3643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erif" fo:font-size="12pt" fo:font-weight="normal" officeooo:rsid="00403161" fo:background-color="transparent" loext:char-shading-value="0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Boot </text:p>
      <text:p text:style-name="P1"/>
      <text:p text:style-name="P1"><text:span text:style-name="T1">Atenção! Tome cuidado ao criar os pacotes do seu projeto, pois o Spring Boot somente carrega as classes que forem criadas no mesmo pacote ao qual está localizada a classe </text:span><text:span text:style-name="Source_20_Text"><text:span text:style-name="T2">main</text:span></text:span><text:span text:style-name="T1">, ou em seus </text:span><text:span text:style-name="Strong_20_Emphasis"><text:span text:style-name="T2">subpacotes</text:span></text:span><text:span text:style-name="T1">.</text:span></text:p>
      <text:p text:style-name="P2"/>
      <text:p text:style-name="P3">Caso você queira uma resposta rapida de um controller você pode usar a anotacão @ReponseBody para uma action, e o retorno dela aparecera na url que ela foi mapeada, ou seja se o retorno for uma String de valor = “Ola mundo” isso que vai sair na pagina </text:p>
      <text:p text:style-name="P12"/>
      <text:p text:style-name="P13">No spring boot usamos repository para manipular database. </text:p>
      <text:p text:style-name="P13"/>
      <text:p text:style-name="P13"><text:s/>Se você quiser receber na sua action um parametro passado pel<text:span text:style-name="T14">a url</text:span>, basta colocar o nome do parametro como um parametro na sua action, <text:span text:style-name="T42">por padrão é interessante colocar a anotacão RequestParam nesses parametros recebidos pela url, para que mais ferramentas estejam abertas a uso, uma delas é tornar esse parametro obrigatorio, retornando um codigo 400 caso o cliente não passe ele, assim q você coloca essa anotacão o parametro fica obrigatorio mas pode ser revertido usando required = false ex: </text:span><text:span text:style-name="T43">@RequestParam(required = false) </text:span>… exemplo de url <text:a xlink:type="simple" xlink:href="http://localhost:8080/topicos?nomeCurso=Spring+Boot" text:style-name="Internet_20_link" text:visited-style-name="Visited_20_Internet_20_Link">http://localhost:8080/topicos?nomeCurso=Spring+Boot</text:a> essa url tá passando um parametro chamado nomeCurso com valor “Spring Boot” caso na minha action eu coloque como parametro (String nomecurso) e depois eu pessa pra imprimir “nomeCurso” ele tera o valor de “Spring Boot” que eu passei la na url, <text:span text:style-name="T14">normalmente passamos valores na url quando a requisicão é get, quando ela é post passamos pelo corpo da requisicão, para receber pelo corpo da requisicão precisamos adicionar a anotacão @RequestBody antes da variavel, exemplo (@RequestBody TopicoForm tópico), ou seja essa informacão do tipo TopicoForm sera buscada pelo corpo da requisicão e não pela url </text:span></text:p>
      <text:p text:style-name="P15"/>
      <text:p text:style-name="P15"/>
      <text:p text:style-name="P14">Pra seguir boas praticas não é legal uma action retornar um void. Porem se você for fazer um Post normalzinho sem seguir nenhuma boa pratica ele meio q vai retornar um void, você esta salvando algo como q você vai retornar alguma coisa? Não é <text:s/>como se você fosse pegar uma informacão, quando você esta cadastrando alguma coisa no sistema o ideal é que você retorne o codigo 201 que é o codigo de quando <text:span text:style-name="T36">a </text:span>requisicão que foi precessada com sucesso e que algo foi criado no servidor… (o codigo 200 apenas fala que foi processado com sucesso) <text:span text:style-name="T15">para devolver o codigo 201 nos fazemos o seguinte, primeiro trocamos a resposta de </text:span><text:span text:style-name="T16">void </text:span><text:span text:style-name="T18">para </text:span><text:span text:style-name="T27">ResponseEntity</text:span><text:span text:style-name="T18">&lt;ClasseDTOqueEstaRecebendoNoPost&gt; , e no return vamos passar o metodo </text:span><text:span text:style-name="T27">created</text:span><text:span text:style-name="T18">() do </text:span><text:span text:style-name="T27">ResponseEntity</text:span><text:span text:style-name="T18"> que recebe uma URI, por que temos que devolver essa URI? Por que quando vamos devolver um 201 para o cliente temos que enviar mais duas coisas uma delas é o cabecalho http chamado location com a url do recurso criado, e no corpo da resposta eu tenho q devolvar a representacão desse recurso que eu acabei de criar, ou seja a url e o a representacão do recurso criado, para criar um objeto URI primeiro você vai ter que passar no parametro da Action uma classe chamada </text:span><text:span text:style-name="T27">UriComponentsBuilder </text:span><text:span text:style-name="T18">(vamos usar ele para fazer a URI) só colocar ele como parametro que o Spring vai injetar ele, </text:span><text:span text:style-name="T19">para instanciar a URI vamos chamar um metodo da <text:s/></text:span><text:span text:style-name="T27">UriComponentsBuilder </text:span><text:span text:style-name="T19">chamado </text:span><text:span text:style-name="T28">path</text:span><text:span text:style-name="T19">() ele recebe como parametro o caminho do recurso(vc n passa o caminho completo exemplo: </text:span><text:a xlink:type="simple" xlink:href="http://localhost:8080/topicos/" text:style-name="Internet_20_link" text:visited-style-name="Visited_20_Internet_20_Link"><text:span text:style-name="T19">http://localhost:8080/topicos/</text:span></text:a><text:span text:style-name="T19"> , você passa apenas: </text:span><text:span text:style-name="T32">“/topicos/”</text:span><text:span text:style-name="T22">) </text:span><text:span text:style-name="T19">e o representante do recurso, normalmente passamos o ID do recurso, mas como o ID sempre muda de recurso para recurso, passamos ele de uma forma dinamica exemplo:</text:span><text:span text:style-name="T33"> </text:span><text:span text:style-name="T34">/topicos/{id} </text:span><text:span text:style-name="T19">fechando esse metodo usamos outro chamado </text:span><text:span text:style-name="T29">buildAndExpland</text:span><text:span text:style-name="T20">() esse metodo serve para substituirmos o {id} que passamos como representante do recurso, traduzindo ele recebe o id do recurso, e no final de tudo temos o metodo </text:span><text:span text:style-name="T29">toUri</text:span><text:span text:style-name="T20">() que converte tudo para uma URI, agr voltando para o return </text:span><text:span text:style-name="T21">depois do </text:span><text:span text:style-name="T30">ReponseEntity.created</text:span><text:span text:style-name="T21">(uri) você vai usar o metodo body e vai passar o dto como parametro essa uri que passamos dentro do metodo </text:span><text:span text:style-name="T30">path </text:span><text:span text:style-name="T21">a ideia é que ela vire um endereco onde detalharemos o recurso </text:span></text:p>
      <text:p text:style-name="P4"><text:soft-page-break/></text:p>
      <text:p text:style-name="P16"><text:span text:style-name="T21">E</text:span><text:span text:style-name="T17">xemplo de codigo devolvendo 201 </text:span></text:p>
      <text:p text:style-name="P5"/>
      <text:p text:style-name="P19"/>
      <text:p text:style-name="P19"/>
      <text:p text:style-name="P20">@PostMapping</text:p>
      <text:p text:style-name="P17"/>
      <text:p text:style-name="P30"><text:span text:style-name="T37"><text:tab/></text:span><text:span text:style-name="T31">public</text:span><text:span text:style-name="T37"> </text:span><text:span text:style-name="T35">ResponseEntity</text:span><text:span text:style-name="T37">&lt;TopicoDto&gt; criarTopicos(</text:span><text:span text:style-name="T38">@RequestBody</text:span><text:span text:style-name="T37"> </text:span><text:span text:style-name="T35">TopicoForm</text:span><text:span text:style-name="T37"> topicoForm, </text:span><text:span text:style-name="T35">UriComponentsBuilder</text:span><text:span text:style-name="T37"> uriBuilder) {</text:span></text:p>
      <text:p text:style-name="P31"/>
      <text:p text:style-name="P30"><text:span text:style-name="T37"><text:tab/><text:tab/></text:span><text:span text:style-name="T35">Topico</text:span><text:span text:style-name="T37"> topico = topicoForm.</text:span><text:span text:style-name="T40">toTopico</text:span><text:span text:style-name="T37">(cursoRepository);</text:span></text:p>
      <text:p text:style-name="P30"><text:span text:style-name="T37"><text:tab/><text:tab/>topicoRepository.</text:span><text:span text:style-name="T40">save</text:span><text:span text:style-name="T37">(topico);</text:span></text:p>
      <text:p text:style-name="P31"><text:tab/><text:tab/></text:p>
      <text:p text:style-name="P30"><text:span text:style-name="T37"><text:tab/><text:tab/></text:span><text:span text:style-name="T35">URI</text:span><text:span text:style-name="T37"> uri = uriBuilder.</text:span><text:span text:style-name="T40">path</text:span><text:span text:style-name="T37">(</text:span><text:span text:style-name="T39">"/topicos/{id}"</text:span><text:span text:style-name="T37">).</text:span><text:span text:style-name="T40">buildAndExpand</text:span><text:span text:style-name="T37">(topico.</text:span><text:span text:style-name="T40">getId</text:span><text:span text:style-name="T37">()).</text:span><text:span text:style-name="T40">toUri</text:span><text:span text:style-name="T37">();</text:span></text:p>
      <text:p text:style-name="P31"><text:tab/><text:tab/></text:p>
      <text:p text:style-name="P30"><text:span text:style-name="T37"><text:tab/><text:tab/></text:span><text:span text:style-name="T39">return</text:span><text:span text:style-name="T37"> </text:span><text:span text:style-name="T35">ResponseEntity</text:span><text:span text:style-name="T37">.</text:span><text:span text:style-name="T41">created</text:span><text:span text:style-name="T37">(uri).</text:span><text:span text:style-name="T40">body</text:span><text:span text:style-name="T37">(new </text:span><text:span text:style-name="T35">TopicoDto</text:span><text:span text:style-name="T37">(topico));</text:span></text:p>
      <text:p text:style-name="P18"><text:tab/>}</text:p>
      <text:p text:style-name="P18"/>
      <text:p text:style-name="P24">Paginacão no Spring Boot</text:p>
      <text:p text:style-name="P24"/>
      <text:p text:style-name="P24">Conteudo geral no arquivo Spring Data</text:p>
      <text:p text:style-name="P23"/>
      <text:p text:style-name="P25"><text:span text:style-name="T46">No Spring você pode adicionar a anotacão </text:span><text:span text:style-name="T47">@</text:span><text:span text:style-name="T13">enableSpringDataWebSupport</text:span><text:span text:style-name="T46"> na classe Application, essa anotacão vai te dar um “apoio web” e você vai poder passar o Pageable por parametro da action, mas você vai ter que passalos seguindo um padrão em inglês a pagina a variavel sera page, para o tamanho sera size, e para a ordenacão sera o nome do campo “,” desc ou asc. Exemplo de url passando esses parametros </text:span></text:p>
      <text:p text:style-name="P23"/>
      <text:p text:style-name="P22"><text:a xlink:type="simple" xlink:href="http://localhost:8080/topicos/?page=2&amp;size=3&amp;sort=dataCriacao,asc&amp;sort=nome,asc" text:style-name="Internet_20_link" text:visited-style-name="Visited_20_Internet_20_Link"><text:span text:style-name="T45">h</text:span></text:a><text:a xlink:type="simple" xlink:href="http://localhost:8080/topicos/?page=2&amp;size=3&amp;sort=dataCriacao,asc&amp;sort=nome,asc" text:style-name="Internet_20_link" text:visited-style-name="Visited_20_Internet_20_Link"><text:span text:style-name="T45">ttp://localhost:8080/topicos/?page=2&amp;size=3&amp;sort=dataCriacao,asc&amp;sort=nome,asc</text:span></text:a></text:p>
      <text:p text:style-name="P21"/>
      <text:p text:style-name="P6">Voce pode passar vários sorts se você quiser, <text:span text:style-name="T44">alem disso você também pode usar a anotacão @PageableDefault atrás de do Pageable que você colocou no parametro da action, essa anotacão serve para estabelecer valores defaults para a paginacão, a anotacão leva parametros como size, Direction, entre outros</text:span></text:p>
      <text:p text:style-name="P6"/>
      <text:p text:style-name="P7">Profiles </text:p>
      <text:p text:style-name="P7"/>
      <text:p text:style-name="P7"><text:span text:style-name="T23">Com profiles podemos ter configurações distintas para cada tipo de ambiente, como </text:span><text:span text:style-name="Emphasis"><text:span text:style-name="T24">desenvolvimento</text:span></text:span><text:span text:style-name="T23">, </text:span><text:span text:style-name="Emphasis"><text:span text:style-name="T24">testes </text:span></text:span><text:span text:style-name="T23">e </text:span><text:span text:style-name="Emphasis"><text:span text:style-name="T24">produção, por exemplo: podemos desabilitar as configuracões de seguranca no ambiente de desenvolvimento para facilitar os testes, já q n precisaremos mais nos autenticar</text:span></text:span></text:p>
      <text:p text:style-name="P7"><text:span text:style-name="Emphasis"><text:span text:style-name="T24"/></text:span></text:p>
      <text:p text:style-name="P11"><text:span text:style-name="Emphasis"><text:span text:style-name="T48">para usar profiles o primeiro passo é copiar a classe q você vai querer limitar, você pode mudar o nome dela para facilitar a identificacão, dps disso você vai adicionar a anotacão @Profile e nos parametros você vai passar o nome do ambiente que vai ter acesso aquelas configs exemplo @Profile(“dev”), com isso o Spring já sabe, “olha só vou carregar isso se o profile ativo for o de dev”, porem por você ter configurado essa classe “copia”, você também vai ter q configurar a classe “original” com a mesma anotacão, só vai mudar o parametro já q n faz sentido você usar ambas no mesmo ambiente, exemplo @Profile(“prod”), agr o Spring já sabe em qual cenario carrega cada uma das classes, </text:span></text:span><text:span text:style-name="Emphasis"><text:span text:style-name="T51">caso você queira que limitar a vários profiles e não somente um você usa assim = </text:span></text:span></text:p>
      <text:p text:style-name="P11"><text:span text:style-name="Emphasis">@Pro</text:span><text:span text:style-name="Emphasis"><text:span text:style-name="T51">file(value = {“dev”, “test“})</text:span></text:span><text:span text:style-name="Emphasis"><text:span text:style-name="T24"> </text:span></text:span></text:p>
      <text:p text:style-name="P7"><text:span text:style-name="Emphasis"><text:span text:style-name="T24"/></text:span></text:p>
      <text:p text:style-name="P7"><text:span text:style-name="Emphasis"><text:span text:style-name="T24">Ok você configurou as profiles mas como q você vai dizer qual esta ativa no momento? </text:span></text:span></text:p>
      <text:p text:style-name="P10"><text:soft-page-break/><text:span text:style-name="Emphasis"><text:span text:style-name="T48">Existem varias formas de você fazer isso, uma delas é com a ajuda da IDE, você vai seguir esse caminho, você vai clicar com o botão direito no projeto → Run as → Run configuration → Java</text:span></text:span></text:p>
      <text:p text:style-name="P10"><text:span text:style-name="Emphasis"><text:span text:style-name="T24">application →nomeDaAplicacão → arguments, no campo VM arguments você vai colocar o seguinte -Dspring.profiles.active=nomeDoAmbiente <text:s/>exemplo: -Dspring.profiles.active=dev,</text:span></text:span></text:p>
      <text:p text:style-name="P26"><text:span text:style-name="Emphasis"><text:span text:style-name="T3">essa é uma das formas. </text:span></text:span><text:span text:style-name="Emphasis"><text:span text:style-name="T12">Ao não definir um profile para a aplicação, o Spring considera que o profile ativo dela e o profile de nome </text:span></text:span><text:span text:style-name="Emphasis"><text:span text:style-name="Strong_20_Emphasis"><text:span text:style-name="T12">default</text:span></text:span></text:span><text:span text:style-name="Emphasis"><text:span text:style-name="T12">.</text:span></text:span></text:p>
      <text:p text:style-name="P7"><text:span text:style-name="Emphasis"><text:span text:style-name="T52"/></text:span></text:p>
      <text:p text:style-name="P10"><text:span text:style-name="Emphasis"><text:span text:style-name="T50">Uma outra forma de você dizer qual vai ser o profile ativo, é ir na classe q vai inicializar o programa e colocar a anotacão @ActiveProfiles(nomeDoProfile) ex: @ActiveProfiles(“dev”)</text:span></text:span></text:p>
      <text:p text:style-name="P7"><text:span text:style-name="Emphasis"><text:span text:style-name="T52"/></text:span></text:p>
      <text:p text:style-name="P8"><text:span text:style-name="Emphasis"><text:span text:style-name="T25">Testes Automatizados </text:span></text:span></text:p>
      <text:p text:style-name="P8"><text:span text:style-name="Emphasis"><text:span text:style-name="T25"/></text:span></text:p>
      <text:p text:style-name="P27"><text:span text:style-name="Emphasis"><text:span text:style-name="T4">Nos vamos fazer testes do JUnit com Spring Boot, </text:span></text:span><text:span text:style-name="Emphasis"><text:span text:style-name="T5">nosso testes vão ficar no pacote teste já feita pelo maven, </text:span></text:span><text:span text:style-name="Emphasis"><text:span text:style-name="T6">para fazer testes no Spring Boot primeiro precisamos das anotacões @RunWith(SpringRunner.class) e uma outra anotacão, que vai depender doq esta sendo testado, gracas as anotacões </text:span></text:span><text:span text:style-name="Emphasis"><text:span text:style-name="T7">de Spring Boot</text:span></text:span><text:span text:style-name="Emphasis"><text:span text:style-name="T6"> podemos injetar o repository e afins com AutoWired, </text:span></text:span><text:span text:style-name="Emphasis"><text:span text:style-name="T7">para fazermos os testes usamos a classe Assert e seus metodos, por exemplo se quisermos testar se um nome for igual o outro, usamos Assert.assertEquals(primeiroNome, segundoNome); e pronto caso o nome seja igual o teste sera aprovado, caso n seja sera reprovado, para rodar uma Teste com JUnit você tem q fazer esse caminho, botão direito na classe → <text:s/>run as → JUnit test</text:span></text:span></text:p>
      <text:p text:style-name="P8"><text:span text:style-name="Emphasis"><text:span text:style-name="T49"/></text:span></text:p>
      <text:p text:style-name="P9"><text:span text:style-name="Emphasis"><text:span text:style-name="T49">Testes de Repository</text:span></text:span></text:p>
      <text:p text:style-name="P9"><text:span text:style-name="Emphasis"><text:span text:style-name="T49"/></text:span></text:p>
      <text:p text:style-name="P28"><text:span text:style-name="Emphasis"><text:span text:style-name="T7">A outra anotacão mencionada para repsit</text:span></text:span><text:span text:style-name="Emphasis"><text:span text:style-name="T6">ory nos usaremos a anotacão @DataJpaTest, já q os repositorys são como manipulamos bancos de dados, e a forma de manipular um banco é pelo JPA, </text:span></text:span><text:span text:style-name="Emphasis"><text:span text:style-name="T8">por padrão o @DataJpaTest considera q você vai fazer um teste usando um </text:span></text:span><text:span text:style-name="Emphasis"><text:span text:style-name="T9">db alocado em memoria, e n um MySql da vida, ent caso você esteja usando um db q n sabe alocado em memoria você vai ter q usar a anotacão: <text:s/></text:span></text:span></text:p>
      <text:p text:style-name="P28"><text:span text:style-name="Emphasis"><text:span text:style-name="T54">@</text:span></text:span><text:span text:style-name="T55">AutoConfigureTestDatabase</text:span><text:span text:style-name="T56">(replace = </text:span><text:span text:style-name="T55">AutoConfigureTestDatabase</text:span><text:span text:style-name="T56">.</text:span><text:span text:style-name="T55">Replace</text:span><text:span text:style-name="T56">.</text:span><text:span text:style-name="T55">NONE</text:span><text:span text:style-name="T56">), </text:span><text:span text:style-name="T57">alem disso é uma pratica legal os testes serem feitos em outro DB, porque as vezes fazemos testes de insert ou coisa do tipo e n é legal q eles alterem DB principal, para q nos facamos o uso de outro banco é simples nos mudamos o Profile para um profile de testes chamado “test”, <text:s/>e criamos um application properties com a seguinte nomeclatura application-test.properties, dessa forma esse application properties só sera lido se estiver na profile de testes, </text:span><text:span text:style-name="T58">gracas ao @DataJpaTest nos podemos injetar uma classe com AutoWired muito util, chamada TestEntityManager, com essa classe nos podemos salvar uma registro usando persist, mas após o programa ser encerrado o registro é “apagado”, oq é o cenario perfeito para um test.</text:span></text:p>
      <text:p text:style-name="P9"><text:span text:style-name="Emphasis"><text:span text:style-name="T53"/></text:span></text:p>
      <text:p text:style-name="P11"><text:span text:style-name="Emphasis"><text:span text:style-name="T26">Testes de Controller </text:span></text:span></text:p>
      <text:p text:style-name="P11"><text:span text:style-name="Emphasis"><text:span text:style-name="T26"/></text:span></text:p>
      <text:p text:style-name="P29"><text:span text:style-name="Emphasis"><text:span text:style-name="T10">Quando vamos testar uma classe controller usamos a anotacão </text:span></text:span><text:span text:style-name="Emphasis"><text:span text:style-name="T11">@WebMvcTest, se for o caso de usarmos apenas configuracões do controller sem ter q levar em consideracão coisas como Repositorys, Spring Security e afins, e caso ele tenha q levar isso em conta nos usamos a anotacão @SpringBootTest se necessario usar essa anotacão tambem teremos q usar a anotacão @AutoConfigureMockMvc, para fazer o teste nos precisaremos instanciar uma URI com o endereco da action q vai ser testada, e uma String com o json caso necessario, alem disso vamos ter q injetar a classe MockMvc na classe, ela q vai rodar o teste, e é gracas a ela q dps q o teste é rodado n ocorre nenhuma mudanca no projeto, creio q ele meio q faz uma simulacão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2:24:00.299587433</meta:creation-date>
    <dc:date>2022-04-08T17:48:37.858320013</dc:date>
    <meta:editing-duration>PT9H25M1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37" meta:word-count="1572" meta:character-count="9766" meta:non-whitespace-character-count="8193"/>
  </office:meta>
</office:document-meta>
</file>